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bottom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svg:stroke-color="#3465a4" draw:fill="solid" draw:fill-color="#cfe7f5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cfe7f5" draw:textarea-horizontal-align="justify" draw:textarea-vertical-align="top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auto-grow-height="false" fo:min-height="0.749cm" fo:min-width="0.499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paragraph-properties fo:text-align="start"/>
    </style:style>
    <style:style style:name="P4" style:family="paragraph">
      <style:paragraph-properties fo:margin-left="2.7cm" fo:margin-right="0cm" fo:text-align="start" fo:text-indent="0cm"/>
    </style:style>
    <style:style style:name="P5" style:family="paragraph">
      <style:paragraph-properties fo:text-align="center">
        <style:tab-stops/>
      </style:paragraph-properties>
    </style:style>
    <style:style style:name="T1" style:family="text">
      <style:text-properties fo:color="#6666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2" draw:layer="layout" svg:width="4.2cm" svg:height="3.1cm" svg:x="28.2cm" svg:y="31.3cm">
          <text:p text:style-name="P1"><text:span text:style-name="T1">Третя озна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4cm" svg:height="3.1cm" svg:x="150.8cm" svg:y="22.8cm">
          <text:p text:style-name="P1"><text:span text:style-name="T1"/></text:p>
          <text:p text:style-name="P1"><text:span text:style-name="T1">Друга озна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5cm" svg:height="3.1cm" svg:x="142.5cm" svg:y="22.8cm">
          <text:p text:style-name="P1"><text:span text:style-name="T1"/></text:p>
          <text:p text:style-name="P1"><text:span text:style-name="T1">Перша озна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cm" svg:height="3.1cm" svg:x="21.3cm" svg:y="31.2cm">
          <text:p text:style-name="P1"><text:span text:style-name="T1"/></text:p>
          <text:p text:style-name="P1"><text:span text:style-name="T1">Друга озна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3.1cm" svg:x="14.4cm" svg:y="31.2cm">
          <text:p text:style-name="P1"><text:span text:style-name="T1"/></text:p>
          <text:p text:style-name="P1"><text:span text:style-name="T1">Перша озна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2.2cm" svg:height="40cm" svg:x="1cm" svg:y="1cm">
          <text:p text:style-name="P3"/>
          <text:p text:style-name="P4">Об'єднання, <text:span text:style-name="T2">&amp;&amp;</text:span></text:p>
          <text:p text:style-name="P4"/>
          <text:p text:style-name="P4"/>
          <text:p text:style-name="P4">Якщо приєднані елементи,</text:p>
          <text:p text:style-name="P4">рівні, <text:span text:style-name="T2">===</text:span></text:p>
          <text:p text:style-name="P4"/>
          <text:p text:style-name="P4">Числові дані, <text:span text:style-name="T2">double</text:span></text:p>
          <text:p text:style-name="P4"><text:span text:style-name="T2"/></text:p>
          <text:p text:style-name="P4"/>
          <text:p text:style-name="P4">Логічні дані, <text:span text:style-name="T2">bool</text:span></text:p>
          <text:p text:style-name="P4"/>
          <text:p text:style-name="P4"/>
          <text:p text:style-name="P4">Якщо хоча б один <text:line-break/>з приєднанних, <text:span text:style-name="T2">||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5.3cm" svg:height="12.2cm" svg:x="15cm" svg:y="1.7cm">
          <text:p text:style-name="P5">Перший</text:p>
          <text:p text:style-name="P5"/>
          <text:p text:style-name="P5"><text:tab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1cm" svg:height="1cm" svg:x="37.1cm" svg:y="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1.5cm" svg:height="1.5cm" svg:x="14.7cm" svg:y="31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1.5cm" svg:height="1.5cm" svg:x="1.9cm" svg:y="1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1.5cm" svg:height="0.5cm" svg:x="17.3cm" svg:y="4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xml:id="id1" draw:id="id1" draw:layer="layout" svg:width="2.2cm" svg:height="2.2cm" svg:x="15.9cm" svg:y="9cm">
          <text:p text:style-name="P1">ст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3" draw:id="id3" draw:layer="layout" svg:width="2.2cm" svg:height="2.2cm" svg:x="22.6cm" svg:y="9cm">
          <text:p text:style-name="P1">ст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6" draw:id="id6" draw:layer="layout" svg:width="2.2cm" svg:height="2.2cm" svg:x="28.4cm" svg:y="9.2cm">
          <text:p text:style-name="P1">ст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9" draw:id="id9" draw:layer="layout" svg:width="2.2cm" svg:height="2.2cm" svg:x="18.5cm" svg:y="4.6cm">
          <text:p text:style-name="P1">Кут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7" draw:id="id7" draw:layer="layout" svg:width="2.2cm" svg:height="2.2cm" svg:x="25.4cm" svg:y="4.1cm">
          <text:p text:style-name="P1">кут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4" draw:id="id4" draw:layer="layout" svg:width="2.2cm" svg:height="2.2cm" svg:x="31.8cm" svg:y="4cm">
          <text:p text:style-name="P1">кут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xml:id="id5" draw:id="id5" draw:layer="layout" svg:width="1.5cm" svg:height="1.5cm" svg:x="16.4cm" svg:y="31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svg:x1="17cm" svg:y1="11.2cm" svg:x2="15.45cm" svg:y2="31.6cm" draw:start-shape="id1" draw:start-glue-point="8" draw:end-shape="id2" draw:end-glue-point="4" svg:d="M17000 11200v502l-1550 19397v501" svg:viewBox="0 0 1551 20401">
          <text:p/>
        </draw:connector>
        <draw:connector draw:style-name="gr6" draw:text-style-name="P1" draw:layer="layout" draw:type="lines" svg:x1="23.7cm" svg:y1="11.2cm" svg:x2="15.45cm" svg:y2="31.6cm" draw:start-shape="id3" draw:start-glue-point="8" draw:end-shape="id2" draw:end-glue-point="4" svg:d="M23700 11200v502l-8250 19397v501" svg:viewBox="0 0 8251 20401">
          <text:p/>
        </draw:connector>
        <draw:connector draw:style-name="gr6" draw:text-style-name="P1" draw:layer="layout" draw:type="lines" draw:line-skew="5.098cm" svg:x1="32.9cm" svg:y1="6.2cm" svg:x2="15.45cm" svg:y2="31.6cm" draw:start-shape="id4" draw:start-glue-point="8" draw:end-shape="id2" draw:end-glue-point="4" svg:d="M32900 6200v5600l-17450 19299v501" svg:viewBox="0 0 17451 25401">
          <text:p/>
        </draw:connector>
        <draw:connector draw:style-name="gr6" draw:text-style-name="P1" draw:layer="layout" draw:type="lines" svg:x1="17cm" svg:y1="11.2cm" svg:x2="17.15cm" svg:y2="31.6cm" draw:start-shape="id1" draw:start-glue-point="8" draw:end-shape="id5" draw:end-glue-point="4" svg:d="M17000 11200v502l150 19397v501" svg:viewBox="0 0 151 20401">
          <text:p/>
        </draw:connector>
        <draw:connector draw:style-name="gr6" draw:text-style-name="P1" draw:layer="layout" draw:type="lines" svg:x1="29.5cm" svg:y1="11.4cm" svg:x2="17.15cm" svg:y2="31.6cm" draw:start-shape="id6" draw:start-glue-point="8" draw:end-shape="id5" draw:end-glue-point="4" svg:d="M29500 11400v502l-12350 19197v501" svg:viewBox="0 0 12351 20201">
          <text:p/>
        </draw:connector>
        <draw:connector draw:style-name="gr6" draw:text-style-name="P1" draw:layer="layout" draw:type="lines" draw:line-skew="5.198cm" svg:x1="26.5cm" svg:y1="6.3cm" svg:x2="17.15cm" svg:y2="31.6cm" draw:start-shape="id7" draw:start-glue-point="8" draw:end-shape="id5" draw:end-glue-point="4" svg:d="M26500 6300v5700l-9350 19099v501" svg:viewBox="0 0 9351 25301">
          <text:p/>
        </draw:connector>
        <draw:custom-shape draw:style-name="gr4" draw:text-style-name="P1" xml:id="id8" draw:id="id8" draw:layer="layout" svg:width="1.5cm" svg:height="1.5cm" svg:x="18.1cm" svg:y="31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svg:x1="23.7cm" svg:y1="11.2cm" svg:x2="18.85cm" svg:y2="31.6cm" draw:start-shape="id3" draw:start-glue-point="8" draw:end-shape="id8" draw:end-glue-point="4" svg:d="M23700 11200v502l-4850 19397v501" svg:viewBox="0 0 4851 20401">
          <text:p/>
        </draw:connector>
        <draw:connector draw:style-name="gr6" draw:text-style-name="P1" draw:layer="layout" draw:type="lines" svg:x1="29.5cm" svg:y1="11.4cm" svg:x2="18.85cm" svg:y2="31.6cm" draw:start-shape="id6" draw:start-glue-point="8" draw:end-shape="id8" draw:end-glue-point="4" svg:d="M29500 11400v502l-10650 19197v501" svg:viewBox="0 0 10651 20201">
          <text:p/>
        </draw:connector>
        <draw:connector draw:style-name="gr6" draw:text-style-name="P1" draw:layer="layout" draw:type="lines" draw:line-skew="4.398cm" svg:x1="19.6cm" svg:y1="6.8cm" svg:x2="18.85cm" svg:y2="31.6cm" draw:start-shape="id9" draw:start-glue-point="8" draw:end-shape="id8" draw:end-glue-point="4" svg:d="M19600 6800v4900l-750 19399v501" svg:viewBox="0 0 751 24801">
          <text:p/>
        </draw:connector>
        <draw:custom-shape draw:style-name="gr4" draw:text-style-name="P1" xml:id="id10" draw:id="id10" draw:layer="layout" svg:width="1.5cm" svg:height="1.5cm" svg:x="21.5cm" svg:y="31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xml:id="id11" draw:id="id11" draw:layer="layout" svg:width="1.5cm" svg:height="1.5cm" svg:x="23.2cm" svg:y="31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draw:line-skew="5.098cm" svg:x1="26.5cm" svg:y1="6.3cm" svg:x2="22.25cm" svg:y2="31.5cm" draw:start-shape="id7" draw:start-glue-point="8" draw:end-shape="id10" draw:end-glue-point="4" svg:d="M26500 6300v5600l-4250 19099v501" svg:viewBox="0 0 4251 25201">
          <text:p/>
        </draw:connector>
        <draw:custom-shape draw:style-name="gr4" draw:text-style-name="P1" xml:id="id12" draw:id="id12" draw:layer="layout" svg:width="1.5cm" svg:height="1.5cm" svg:x="25cm" svg:y="31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svg:x1="22.25cm" svg:y1="31.5cm" svg:x2="17cm" svg:y2="11.2cm" draw:start-shape="id10" draw:start-glue-point="4" draw:end-shape="id1" draw:end-glue-point="8" svg:d="M22250 31500v-501l-5250-19297v-502" svg:viewBox="0 0 5251 20301">
          <text:p/>
        </draw:connector>
        <draw:connector draw:style-name="gr6" draw:text-style-name="P1" draw:layer="layout" draw:type="lines" draw:line-skew="0cm 5.098cm" svg:x1="22.25cm" svg:y1="31.5cm" svg:x2="32.9cm" svg:y2="6.2cm" draw:start-shape="id10" draw:start-glue-point="4" draw:end-shape="id4" draw:end-glue-point="8" svg:d="M22250 31500v-501l10650-19199v-5600" svg:viewBox="0 0 10651 25301">
          <text:p/>
        </draw:connector>
        <draw:connector draw:style-name="gr6" draw:text-style-name="P1" draw:layer="layout" draw:type="lines" draw:line-skew="0cm -0.002cm" svg:x1="23.95cm" svg:y1="31.5cm" svg:x2="23.7cm" svg:y2="11.2cm" draw:start-shape="id11" draw:start-glue-point="4" draw:end-shape="id3" draw:end-glue-point="8" svg:d="M23950 31500v-501l-250-19299v-500" svg:viewBox="0 0 251 20301">
          <text:p/>
        </draw:connector>
        <draw:connector draw:style-name="gr6" draw:text-style-name="P1" draw:layer="layout" draw:type="lines" draw:line-skew="0cm 4.598cm" svg:x1="23.95cm" svg:y1="31.5cm" svg:x2="19.6cm" svg:y2="6.8cm" draw:start-shape="id11" draw:start-glue-point="4" draw:end-shape="id9" draw:end-glue-point="8" svg:d="M23950 31500v-501l-4350-19099v-5100" svg:viewBox="0 0 4351 24701">
          <text:p/>
        </draw:connector>
        <draw:connector draw:style-name="gr6" draw:text-style-name="P1" draw:layer="layout" draw:type="lines" draw:line-skew="0cm 5.198cm" svg:x1="23.95cm" svg:y1="31.5cm" svg:x2="32.9cm" svg:y2="6.2cm" draw:start-shape="id11" draw:start-glue-point="4" draw:end-shape="id4" draw:end-glue-point="8" svg:d="M23950 31500v-501l8950-19099v-5700" svg:viewBox="0 0 8951 25301">
          <text:p/>
        </draw:connector>
        <draw:connector draw:style-name="gr6" draw:text-style-name="P1" draw:layer="layout" draw:type="lines" svg:x1="25.75cm" svg:y1="31.5cm" svg:x2="29.5cm" svg:y2="11.4cm" draw:start-shape="id12" draw:start-glue-point="4" draw:end-shape="id6" draw:end-glue-point="8" svg:d="M25750 31500v-501l3750-19097v-502" svg:viewBox="0 0 3751 20101">
          <text:p/>
        </draw:connector>
        <draw:connector draw:style-name="gr6" draw:text-style-name="P1" draw:layer="layout" draw:type="lines" draw:line-skew="0cm 5.098cm" svg:x1="25.75cm" svg:y1="31.5cm" svg:x2="26.5cm" svg:y2="6.3cm" draw:start-shape="id12" draw:start-glue-point="4" draw:end-shape="id7" draw:end-glue-point="8" svg:d="M25750 31500v-501l750-19099v-5600" svg:viewBox="0 0 751 25201">
          <text:p/>
        </draw:connector>
        <draw:connector draw:style-name="gr6" draw:text-style-name="P1" draw:layer="layout" draw:type="lines" draw:line-skew="0cm 4.598cm" svg:x1="25.75cm" svg:y1="31.5cm" svg:x2="19.6cm" svg:y2="6.8cm" draw:start-shape="id12" draw:start-glue-point="4" draw:end-shape="id9" draw:end-glue-point="8" svg:d="M25750 31500v-501l-6150-19099v-5100" svg:viewBox="0 0 6151 24701">
          <text:p/>
        </draw:connector>
        <draw:custom-shape draw:style-name="gr7" draw:text-style-name="P5" draw:layer="layout" svg:width="42.1cm" svg:height="12.2cm" svg:x="144.3cm" svg:y="2.3cm">
          <text:p text:style-name="P5">Перший</text:p>
          <text:p text:style-name="P5"/>
          <text:p text:style-name="P5"><text:tab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1cm" svg:height="1cm" svg:x="156.5cm" svg:y="2.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4" draw:id="id14" draw:layer="layout" svg:width="1.5cm" svg:height="1.5cm" svg:x="143.5cm" svg:y="2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1.5cm" svg:height="0.5cm" svg:x="146.7cm" svg:y="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xml:id="id13" draw:id="id13" draw:layer="layout" svg:width="2.2cm" svg:height="2.2cm" svg:x="145.3cm" svg:y="9.6cm">
          <text:p text:style-name="P1">ст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15" draw:id="id15" draw:layer="layout" svg:width="2.2cm" svg:height="2.2cm" svg:x="152cm" svg:y="9.6cm">
          <text:p text:style-name="P1">ст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18" draw:id="id18" draw:layer="layout" svg:width="2.2cm" svg:height="2.2cm" svg:x="157.8cm" svg:y="9.8cm">
          <text:p text:style-name="P1">ст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21" draw:id="id21" draw:layer="layout" svg:width="2.2cm" svg:height="2.2cm" svg:x="147.9cm" svg:y="5.2cm">
          <text:p text:style-name="P1">Кут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19" draw:id="id19" draw:layer="layout" svg:width="2.2cm" svg:height="2.2cm" svg:x="154.8cm" svg:y="4.7cm">
          <text:p text:style-name="P1">кут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16" draw:id="id16" draw:layer="layout" svg:width="2.2cm" svg:height="2.2cm" svg:x="161.2cm" svg:y="4.6cm">
          <text:p text:style-name="P1">кут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xml:id="id17" draw:id="id17" draw:layer="layout" svg:width="1.5cm" svg:height="1.5cm" svg:x="145.7cm" svg:y="2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svg:x1="146.4cm" svg:y1="11.8cm" svg:x2="144.25cm" svg:y2="23cm" draw:start-shape="id13" draw:start-glue-point="8" draw:end-shape="id14" draw:end-glue-point="4" svg:d="M146400 11800v502l-2150 10197v501" svg:viewBox="0 0 2151 11201">
          <text:p/>
        </draw:connector>
        <draw:connector draw:style-name="gr6" draw:text-style-name="P1" draw:layer="layout" draw:type="lines" svg:x1="153.1cm" svg:y1="11.8cm" svg:x2="144.25cm" svg:y2="23cm" draw:start-shape="id15" draw:start-glue-point="8" draw:end-shape="id14" draw:end-glue-point="4" svg:d="M153100 11800v502l-8850 10197v501" svg:viewBox="0 0 8851 11201">
          <text:p/>
        </draw:connector>
        <draw:connector draw:style-name="gr6" draw:text-style-name="P1" draw:layer="layout" draw:type="lines" draw:line-skew="5.098cm" svg:x1="162.3cm" svg:y1="6.8cm" svg:x2="144.25cm" svg:y2="23cm" draw:start-shape="id16" draw:start-glue-point="8" draw:end-shape="id14" draw:end-glue-point="4" svg:d="M162300 6800v5600l-18050 10099v501" svg:viewBox="0 0 18051 16201">
          <text:p/>
        </draw:connector>
        <draw:connector draw:style-name="gr6" draw:text-style-name="P1" draw:layer="layout" draw:type="lines" svg:x1="146.4cm" svg:y1="11.8cm" svg:x2="146.45cm" svg:y2="23cm" draw:start-shape="id13" draw:start-glue-point="8" draw:end-shape="id17" draw:end-glue-point="4" svg:d="M146400 11800v502l50 10197v501" svg:viewBox="0 0 51 11201">
          <text:p/>
        </draw:connector>
        <draw:connector draw:style-name="gr6" draw:text-style-name="P1" draw:layer="layout" draw:type="lines" svg:x1="158.9cm" svg:y1="12cm" svg:x2="146.45cm" svg:y2="23cm" draw:start-shape="id18" draw:start-glue-point="8" draw:end-shape="id17" draw:end-glue-point="4" svg:d="M158900 12000v502l-12450 9997v501" svg:viewBox="0 0 12451 11001">
          <text:p/>
        </draw:connector>
        <draw:connector draw:style-name="gr6" draw:text-style-name="P1" draw:layer="layout" draw:type="lines" draw:line-skew="5.198cm" svg:x1="155.9cm" svg:y1="6.9cm" svg:x2="146.45cm" svg:y2="23cm" draw:start-shape="id19" draw:start-glue-point="8" draw:end-shape="id17" draw:end-glue-point="4" svg:d="M155900 6900v5700l-9450 9899v501" svg:viewBox="0 0 9451 16101">
          <text:p/>
        </draw:connector>
        <draw:custom-shape draw:style-name="gr4" draw:text-style-name="P1" xml:id="id20" draw:id="id20" draw:layer="layout" svg:width="1.5cm" svg:height="1.5cm" svg:x="147.8cm" svg:y="2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svg:x1="153.1cm" svg:y1="11.8cm" svg:x2="148.55cm" svg:y2="23cm" draw:start-shape="id15" draw:start-glue-point="8" draw:end-shape="id20" draw:end-glue-point="4" svg:d="M153100 11800v502l-4550 10197v501" svg:viewBox="0 0 4551 11201">
          <text:p/>
        </draw:connector>
        <draw:connector draw:style-name="gr6" draw:text-style-name="P1" draw:layer="layout" draw:type="lines" svg:x1="158.9cm" svg:y1="12cm" svg:x2="148.55cm" svg:y2="23cm" draw:start-shape="id18" draw:start-glue-point="8" draw:end-shape="id20" draw:end-glue-point="4" svg:d="M158900 12000v502l-10350 9997v501" svg:viewBox="0 0 10351 11001">
          <text:p/>
        </draw:connector>
        <draw:connector draw:style-name="gr6" draw:text-style-name="P1" draw:layer="layout" draw:type="lines" draw:line-skew="4.398cm" svg:x1="149cm" svg:y1="7.4cm" svg:x2="148.55cm" svg:y2="23cm" draw:start-shape="id21" draw:start-glue-point="8" draw:end-shape="id20" draw:end-glue-point="4" svg:d="M149000 7400v4900l-450 10199v501" svg:viewBox="0 0 451 15601">
          <text:p/>
        </draw:connector>
        <draw:custom-shape draw:style-name="gr4" draw:text-style-name="P1" xml:id="id22" draw:id="id22" draw:layer="layout" svg:width="1.5cm" svg:height="1.5cm" svg:x="151.5cm" svg:y="23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xml:id="id23" draw:id="id23" draw:layer="layout" svg:width="1.5cm" svg:height="1.5cm" svg:x="153.7cm" svg:y="23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draw:line-skew="5.098cm" svg:x1="155.9cm" svg:y1="6.9cm" svg:x2="152.25cm" svg:y2="23.2cm" draw:start-shape="id19" draw:start-glue-point="8" draw:end-shape="id22" draw:end-glue-point="4" svg:d="M155900 6900v5600l-3650 10199v501" svg:viewBox="0 0 3651 16301">
          <text:p/>
        </draw:connector>
        <draw:custom-shape draw:style-name="gr4" draw:text-style-name="P1" xml:id="id24" draw:id="id24" draw:layer="layout" svg:width="1.5cm" svg:height="1.5cm" svg:x="155.9cm" svg:y="23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svg:x1="152.25cm" svg:y1="23.2cm" svg:x2="146.4cm" svg:y2="11.8cm" draw:start-shape="id22" draw:start-glue-point="4" draw:end-shape="id13" draw:end-glue-point="8" svg:d="M152250 23200v-501l-5850-10397v-502" svg:viewBox="0 0 5851 11401">
          <text:p/>
        </draw:connector>
        <draw:connector draw:style-name="gr6" draw:text-style-name="P1" draw:layer="layout" draw:type="lines" draw:line-skew="0cm 5.098cm" svg:x1="152.25cm" svg:y1="23.2cm" svg:x2="162.3cm" svg:y2="6.8cm" draw:start-shape="id22" draw:start-glue-point="4" draw:end-shape="id16" draw:end-glue-point="8" svg:d="M152250 23200v-501l10050-10299v-5600" svg:viewBox="0 0 10051 16401">
          <text:p/>
        </draw:connector>
        <draw:connector draw:style-name="gr6" draw:text-style-name="P1" draw:layer="layout" draw:type="lines" draw:line-skew="0cm -0.002cm" svg:x1="154.45cm" svg:y1="23.2cm" svg:x2="153.1cm" svg:y2="11.8cm" draw:start-shape="id23" draw:start-glue-point="4" draw:end-shape="id15" draw:end-glue-point="8" svg:d="M154450 23200v-501l-1350-10399v-500" svg:viewBox="0 0 1351 11401">
          <text:p/>
        </draw:connector>
        <draw:connector draw:style-name="gr6" draw:text-style-name="P1" draw:layer="layout" draw:type="lines" draw:line-skew="0cm 4.598cm" svg:x1="154.45cm" svg:y1="23.2cm" svg:x2="149cm" svg:y2="7.4cm" draw:start-shape="id23" draw:start-glue-point="4" draw:end-shape="id21" draw:end-glue-point="8" svg:d="M154450 23200v-501l-5450-10199v-5100" svg:viewBox="0 0 5451 15801">
          <text:p/>
        </draw:connector>
        <draw:connector draw:style-name="gr6" draw:text-style-name="P1" draw:layer="layout" draw:type="lines" draw:line-skew="0cm 5.198cm" svg:x1="154.45cm" svg:y1="23.2cm" svg:x2="162.3cm" svg:y2="6.8cm" draw:start-shape="id23" draw:start-glue-point="4" draw:end-shape="id16" draw:end-glue-point="8" svg:d="M154450 23200v-501l7850-10199v-5700" svg:viewBox="0 0 7851 16401">
          <text:p/>
        </draw:connector>
        <draw:connector draw:style-name="gr6" draw:text-style-name="P1" draw:layer="layout" draw:type="lines" svg:x1="156.65cm" svg:y1="23.2cm" svg:x2="158.9cm" svg:y2="12cm" draw:start-shape="id24" draw:start-glue-point="4" draw:end-shape="id18" draw:end-glue-point="8" svg:d="M156650 23200v-501l2250-10197v-502" svg:viewBox="0 0 2251 11201">
          <text:p/>
        </draw:connector>
        <draw:connector draw:style-name="gr6" draw:text-style-name="P1" draw:layer="layout" draw:type="lines" draw:line-skew="0cm 5.098cm" svg:x1="156.65cm" svg:y1="23.2cm" svg:x2="155.9cm" svg:y2="6.9cm" draw:start-shape="id24" draw:start-glue-point="4" draw:end-shape="id19" draw:end-glue-point="8" svg:d="M156650 23200v-501l-750-10199v-5600" svg:viewBox="0 0 751 16301">
          <text:p/>
        </draw:connector>
        <draw:connector draw:style-name="gr6" draw:text-style-name="P1" draw:layer="layout" draw:type="lines" draw:line-skew="0cm 4.598cm" svg:x1="156.65cm" svg:y1="23.2cm" svg:x2="149cm" svg:y2="7.4cm" draw:start-shape="id24" draw:start-glue-point="4" draw:end-shape="id21" draw:end-glue-point="8" svg:d="M156650 23200v-501l-7650-10199v-5100" svg:viewBox="0 0 7651 15801">
          <text:p/>
        </draw:connector>
        <draw:custom-shape draw:style-name="gr4" draw:text-style-name="P1" xml:id="id25" draw:id="id25" draw:layer="layout" svg:width="1.731cm" svg:height="1.731cm" svg:x="31.9cm" svg:y="46.9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6" draw:id="id26" draw:layer="layout" svg:width="1.731cm" svg:height="1.731cm" svg:x="34.069cm" svg:y="46.9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7" draw:id="id27" draw:layer="layout" svg:width="1.731cm" svg:height="1.731cm" svg:x="36.269cm" svg:y="46.9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8" draw:id="id28" draw:layer="layout" svg:width="1.731cm" svg:height="1.731cm" svg:x="38.369cm" svg:y="46.9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9" draw:id="id29" draw:layer="layout" svg:width="1.731cm" svg:height="1.731cm" svg:x="40.5cm" svg:y="46.9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0" draw:id="id30" draw:layer="layout" svg:width="1.731cm" svg:height="1.731cm" svg:x="42.6cm" svg:y="46.9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15.45cm" svg:y1="33.1cm" svg:x2="32.765cm" svg:y2="46.969cm" draw:start-shape="id2" draw:start-glue-point="8" draw:end-shape="id25" draw:end-glue-point="4" svg:d="M15450 33100v502l17315 12865v502" svg:viewBox="0 0 17316 13870">
          <text:p/>
        </draw:connector>
        <draw:connector draw:style-name="gr6" draw:text-style-name="P1" draw:layer="layout" draw:type="lines" svg:x1="144.25cm" svg:y1="24.5cm" svg:x2="32.765cm" svg:y2="46.969cm" draw:start-shape="id14" draw:start-glue-point="8" draw:end-shape="id25" draw:end-glue-point="4" svg:d="M144250 24500v502l-111485 21465v502" svg:viewBox="0 0 111486 22470">
          <text:p/>
        </draw:connector>
        <draw:connector draw:style-name="gr6" draw:text-style-name="P1" draw:layer="layout" draw:type="lines" svg:x1="17.15cm" svg:y1="33.1cm" svg:x2="34.934cm" svg:y2="46.969cm" draw:start-shape="id5" draw:start-glue-point="8" draw:end-shape="id26" draw:end-glue-point="4" svg:d="M17150 33100v502l17784 12865v502" svg:viewBox="0 0 17785 13870">
          <text:p/>
        </draw:connector>
        <draw:connector draw:style-name="gr6" draw:text-style-name="P1" draw:layer="layout" draw:type="lines" svg:x1="146.45cm" svg:y1="24.5cm" svg:x2="34.934cm" svg:y2="46.969cm" draw:start-shape="id17" draw:start-glue-point="8" draw:end-shape="id26" draw:end-glue-point="4" svg:d="M146450 24500v502l-111516 21465v502" svg:viewBox="0 0 111517 22470">
          <text:p/>
        </draw:connector>
        <draw:connector draw:style-name="gr6" draw:text-style-name="P1" draw:layer="layout" draw:type="lines" svg:x1="18.85cm" svg:y1="33.1cm" svg:x2="37.134cm" svg:y2="46.969cm" draw:start-shape="id8" draw:start-glue-point="8" draw:end-shape="id27" draw:end-glue-point="4" svg:d="M18850 33100v502l18284 12865v502" svg:viewBox="0 0 18285 13870">
          <text:p/>
        </draw:connector>
        <draw:connector draw:style-name="gr6" draw:text-style-name="P1" draw:layer="layout" draw:type="lines" svg:x1="37.134cm" svg:y1="46.969cm" svg:x2="148.55cm" svg:y2="24.5cm" draw:start-shape="id27" draw:start-glue-point="4" draw:end-shape="id20" draw:end-glue-point="8" svg:d="M37134 46969v-502l111416-21465v-502" svg:viewBox="0 0 111417 22470">
          <text:p/>
        </draw:connector>
        <draw:connector draw:style-name="gr6" draw:text-style-name="P1" draw:layer="layout" draw:type="lines" svg:x1="22.25cm" svg:y1="33cm" svg:x2="39.234cm" svg:y2="46.969cm" draw:start-shape="id10" draw:start-glue-point="8" draw:end-shape="id28" draw:end-glue-point="4" svg:d="M22250 33000v502l16984 12965v502" svg:viewBox="0 0 16985 13970">
          <text:p/>
        </draw:connector>
        <draw:connector draw:style-name="gr6" draw:text-style-name="P1" draw:layer="layout" draw:type="lines" svg:x1="39.234cm" svg:y1="46.969cm" svg:x2="152.25cm" svg:y2="24.7cm" draw:start-shape="id28" draw:start-glue-point="4" draw:end-shape="id22" draw:end-glue-point="8" svg:d="M39234 46969v-502l113016-21265v-502" svg:viewBox="0 0 113017 22270">
          <text:p/>
        </draw:connector>
        <draw:connector draw:style-name="gr6" draw:text-style-name="P1" draw:layer="layout" draw:type="lines" svg:x1="23.95cm" svg:y1="33cm" svg:x2="41.365cm" svg:y2="46.969cm" draw:start-shape="id11" draw:start-glue-point="8" draw:end-shape="id29" draw:end-glue-point="4" svg:d="M23950 33000v502l17415 12965v502" svg:viewBox="0 0 17416 13970">
          <text:p/>
        </draw:connector>
        <draw:connector draw:style-name="gr6" draw:text-style-name="P1" draw:layer="layout" draw:type="lines" svg:x1="41.365cm" svg:y1="46.969cm" svg:x2="154.45cm" svg:y2="24.7cm" draw:start-shape="id29" draw:start-glue-point="4" draw:end-shape="id23" draw:end-glue-point="8" svg:d="M41365 46969v-502l113085-21265v-502" svg:viewBox="0 0 113086 22270">
          <text:p/>
        </draw:connector>
        <draw:connector draw:style-name="gr6" draw:text-style-name="P1" draw:layer="layout" draw:type="lines" svg:x1="25.75cm" svg:y1="33cm" svg:x2="43.465cm" svg:y2="46.969cm" draw:start-shape="id12" draw:start-glue-point="8" draw:end-shape="id30" draw:end-glue-point="4" svg:d="M25750 33000v502l17715 12965v502" svg:viewBox="0 0 17716 13970">
          <text:p/>
        </draw:connector>
        <draw:connector draw:style-name="gr6" draw:text-style-name="P1" draw:layer="layout" draw:type="lines" svg:x1="43.465cm" svg:y1="46.969cm" svg:x2="156.65cm" svg:y2="24.7cm" draw:start-shape="id30" draw:start-glue-point="4" draw:end-shape="id24" draw:end-glue-point="8" svg:d="M43465 46969v-502l113185-21265v-502" svg:viewBox="0 0 113186 22270">
          <text:p/>
        </draw:connector>
        <draw:custom-shape draw:style-name="gr5" draw:text-style-name="P1" xml:id="id31" draw:id="id31" draw:layer="layout" svg:width="15.3cm" svg:height="2.6cm" svg:x="31.6cm" svg:y="50.9cm">
          <text:p text:style-name="P1">Трикутники рівні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32.765cm" svg:y1="48.7cm" svg:x2="39.25cm" svg:y2="50.9cm" draw:start-shape="id25" draw:start-glue-point="6" draw:end-shape="id31" draw:end-glue-point="0" svg:d="M32765 48700v501l6485 1198v501" svg:viewBox="0 0 6486 2201">
          <text:p/>
        </draw:connector>
        <draw:connector draw:style-name="gr8" draw:text-style-name="P1" draw:layer="layout" draw:type="lines" svg:x1="34.934cm" svg:y1="48.7cm" svg:x2="39.25cm" svg:y2="50.9cm" draw:start-shape="id26" draw:start-glue-point="6" draw:end-shape="id31" draw:end-glue-point="0" svg:d="M34934 48700v501l4316 1198v501" svg:viewBox="0 0 4317 2201">
          <text:p/>
        </draw:connector>
        <draw:connector draw:style-name="gr8" draw:text-style-name="P1" draw:layer="layout" draw:type="lines" svg:x1="37.134cm" svg:y1="48.7cm" svg:x2="39.25cm" svg:y2="50.9cm" draw:start-shape="id27" draw:start-glue-point="6" draw:end-shape="id31" draw:end-glue-point="0" svg:d="M37134 48700v501l2116 1198v501" svg:viewBox="0 0 2117 2201">
          <text:p/>
        </draw:connector>
        <draw:connector draw:style-name="gr8" draw:text-style-name="P1" draw:layer="layout" draw:type="lines" svg:x1="39.234cm" svg:y1="48.7cm" svg:x2="39.25cm" svg:y2="50.9cm" draw:start-shape="id28" draw:start-glue-point="6" draw:end-shape="id31" draw:end-glue-point="0" svg:d="M39234 48700v501l16 1198v501" svg:viewBox="0 0 17 2201">
          <text:p/>
        </draw:connector>
        <draw:connector draw:style-name="gr8" draw:text-style-name="P1" draw:layer="layout" draw:type="lines" svg:x1="41.365cm" svg:y1="48.7cm" svg:x2="39.25cm" svg:y2="50.9cm" draw:start-shape="id29" draw:start-glue-point="6" draw:end-shape="id31" draw:end-glue-point="0" svg:d="M41365 48700v501l-2115 1198v501" svg:viewBox="0 0 2116 2201">
          <text:p/>
        </draw:connector>
        <draw:connector draw:style-name="gr8" draw:text-style-name="P1" draw:layer="layout" draw:type="lines" svg:x1="43.465cm" svg:y1="48.7cm" svg:x2="39.25cm" svg:y2="50.9cm" draw:start-shape="id30" draw:start-glue-point="6" draw:end-shape="id31" draw:end-glue-point="0" svg:d="M43465 48700v501l-4215 1198v501" svg:viewBox="0 0 4216 2201">
          <text:p/>
        </draw:connector>
        <draw:custom-shape draw:style-name="gr4" draw:text-style-name="P1" draw:layer="layout" svg:width="1.731cm" svg:height="1.731cm" svg:x="1.8cm" svg:y="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2" draw:id="id32" draw:layer="layout" svg:width="1.5cm" svg:height="1.5cm" svg:x="29.4cm" svg:y="31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svg:x1="23.7cm" svg:y1="11.2cm" svg:x2="30.15cm" svg:y2="31.5cm" draw:start-shape="id3" draw:start-glue-point="8" draw:end-shape="id32" draw:end-glue-point="4" svg:d="M23700 11200v502l6450 19297v501" svg:viewBox="0 0 6451 20301">
          <text:p/>
        </draw:connector>
        <draw:connector draw:style-name="gr6" draw:text-style-name="P1" draw:layer="layout" draw:type="lines" svg:x1="29.5cm" svg:y1="11.4cm" svg:x2="30.15cm" svg:y2="31.5cm" draw:start-shape="id6" draw:start-glue-point="8" draw:end-shape="id32" draw:end-glue-point="4" svg:d="M29500 11400v502l650 19097v501" svg:viewBox="0 0 651 20101">
          <text:p/>
        </draw:connector>
        <draw:connector draw:style-name="gr6" draw:text-style-name="P1" draw:layer="layout" draw:type="lines" svg:x1="17cm" svg:y1="11.2cm" svg:x2="30.15cm" svg:y2="31.5cm" draw:start-shape="id1" draw:start-glue-point="8" draw:end-shape="id32" draw:end-glue-point="4" svg:d="M17000 11200v502l13150 19297v501" svg:viewBox="0 0 13151 20301">
          <text:p/>
        </draw:connector>
        <draw:custom-shape draw:style-name="gr1" draw:text-style-name="P2" draw:layer="layout" svg:width="5.2cm" svg:height="3.1cm" svg:x="158.8cm" svg:y="22.8cm">
          <text:p text:style-name="P1"><text:span text:style-name="T1">Третя озна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3" draw:id="id33" draw:layer="layout" svg:width="1.5cm" svg:height="1.5cm" svg:x="160.6cm" svg:y="2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layout" draw:type="lines" svg:x1="146.4cm" svg:y1="11.8cm" svg:x2="161.35cm" svg:y2="23cm" draw:start-shape="id13" draw:start-glue-point="8" draw:end-shape="id33" draw:end-glue-point="4" svg:d="M146400 11800v502l14950 10197v501" svg:viewBox="0 0 14951 11201">
          <text:p/>
        </draw:connector>
        <draw:connector draw:style-name="gr6" draw:text-style-name="P1" draw:layer="layout" draw:type="lines" svg:x1="153.1cm" svg:y1="11.8cm" svg:x2="161.35cm" svg:y2="23cm" draw:start-shape="id15" draw:start-glue-point="8" draw:end-shape="id33" draw:end-glue-point="4" svg:d="M153100 11800v502l8250 10197v501" svg:viewBox="0 0 8251 11201">
          <text:p/>
        </draw:connector>
        <draw:connector draw:style-name="gr6" draw:text-style-name="P1" draw:layer="layout" draw:type="lines" svg:x1="158.9cm" svg:y1="12cm" svg:x2="161.35cm" svg:y2="23cm" draw:start-shape="id18" draw:start-glue-point="8" draw:end-shape="id33" draw:end-glue-point="4" svg:d="M158900 12000v502l2450 9997v501" svg:viewBox="0 0 2451 11001">
          <text:p/>
        </draw:connector>
        <draw:custom-shape draw:style-name="gr4" draw:text-style-name="P1" xml:id="id34" draw:id="id34" draw:layer="layout" svg:width="1.731cm" svg:height="1.731cm" svg:x="44.9cm" svg:y="46.9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30.15cm" svg:y1="33cm" svg:x2="45.765cm" svg:y2="46.969cm" draw:start-shape="id32" draw:start-glue-point="8" draw:end-shape="id34" draw:end-glue-point="4" svg:d="M30150 33000v502l15615 12965v502" svg:viewBox="0 0 15616 13970">
          <text:p/>
        </draw:connector>
        <draw:connector draw:style-name="gr6" draw:text-style-name="P1" draw:layer="layout" draw:type="lines" svg:x1="161.35cm" svg:y1="24.5cm" svg:x2="45.765cm" svg:y2="46.969cm" draw:start-shape="id33" draw:start-glue-point="8" draw:end-shape="id34" draw:end-glue-point="4" svg:d="M161350 24500v502l-115585 21465v502" svg:viewBox="0 0 115586 22470">
          <text:p/>
        </draw:connector>
        <draw:connector draw:style-name="gr8" draw:text-style-name="P1" draw:layer="layout" draw:type="lines" svg:x1="45.765cm" svg:y1="48.7cm" svg:x2="39.25cm" svg:y2="50.9cm" draw:start-shape="id34" draw:start-glue-point="6" draw:end-shape="id31" draw:end-glue-point="0" svg:d="M45765 48700v501l-6515 1198v501" svg:viewBox="0 0 6516 2201">
          <text:p/>
        </draw:connector>
        <draw:custom-shape draw:style-name="gr4" draw:text-style-name="P1" draw:layer="layout" svg:width="1.7cm" svg:height="1.7cm" svg:x="1.8cm" svg:y="5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1.7cm" svg:height="1.7cm" svg:x="1.8cm" svg:y="7.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35" draw:id="id35" draw:layer="layout" svg:width="3.9cm" svg:height="3.9cm" svg:x="40.2cm" svg:y="3.5cm">
          <text:p text:style-name="P1">рівностор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39" draw:id="id39" draw:layer="layout" svg:width="3.9cm" svg:height="3.9cm" svg:x="36.1cm" svg:y="6.7cm">
          <text:p text:style-name="P1">прямокут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45" draw:id="id45" draw:layer="layout" svg:width="3.9cm" svg:height="3.9cm" svg:x="46.9cm" svg:y="3.5cm">
          <text:p text:style-name="P1">різностор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44" draw:id="id44" draw:layer="layout" svg:width="3.9cm" svg:height="3.9cm" svg:x="43.4cm" svg:y="6.6cm">
          <text:p text:style-name="P1">рівнобед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" draw:layer="layout" draw:type="lines" svg:x1="42.15cm" svg:y1="7.4cm" svg:x2="42.165cm" svg:y2="14.769cm" draw:start-shape="id35" draw:start-glue-point="6" draw:end-shape="id36" draw:end-glue-point="4" svg:d="M42150 7400v502l15 6365v502" svg:viewBox="0 0 16 7370">
          <text:p/>
        </draw:connector>
        <draw:custom-shape draw:style-name="gr5" draw:text-style-name="P1" xml:id="id38" draw:id="id38" draw:layer="layout" svg:width="4cm" svg:height="2.4cm" svg:x="36.2cm" svg:y="30.6cm">
          <text:p text:style-name="P1">= 90<text:span text:style-name="T3">°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xml:id="id37" draw:id="id37" draw:layer="layout" svg:width="1.3cm" svg:height="1.3cm" svg:x="33.6cm" svg:y="31.1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6" draw:text-style-name="P1" draw:layer="layout" draw:type="lines" svg:x1="34.9cm" svg:y1="31.819cm" svg:x2="36.2cm" svg:y2="31.8cm" draw:start-shape="id37" draw:start-glue-point="1" draw:end-shape="id38" draw:end-glue-point="5" svg:d="M34900 31819h502l297-19h501" svg:viewBox="0 0 1301 20">
          <text:p/>
        </draw:connector>
        <draw:connector draw:style-name="gr6" draw:text-style-name="P1" draw:layer="layout" draw:type="lines" draw:line-skew="4.598cm" svg:x1="19.6cm" svg:y1="6.8cm" svg:x2="33.6cm" svg:y2="31.819cm" draw:start-shape="id9" draw:start-glue-point="8" draw:end-shape="id37" draw:end-glue-point="3" svg:d="M19600 6800v5100l13499 19919h501" svg:viewBox="0 0 14001 25020">
          <text:p/>
        </draw:connector>
        <draw:connector draw:style-name="gr6" draw:text-style-name="P1" draw:layer="layout" draw:type="lines" draw:line-skew="5.198cm" svg:x1="26.5cm" svg:y1="6.3cm" svg:x2="33.6cm" svg:y2="31.819cm" draw:start-shape="id7" draw:start-glue-point="8" draw:end-shape="id37" draw:end-glue-point="3" svg:d="M26500 6300v5700l6599 19819h501" svg:viewBox="0 0 7101 25520">
          <text:p/>
        </draw:connector>
        <draw:connector draw:style-name="gr6" draw:text-style-name="P1" draw:layer="layout" draw:type="lines" draw:line-skew="5.198cm 0.001cm" svg:x1="32.9cm" svg:y1="6.2cm" svg:x2="33.6cm" svg:y2="31.819cm" draw:start-shape="id4" draw:start-glue-point="8" draw:end-shape="id37" draw:end-glue-point="3" svg:d="M32900 6200v5700l200 19919h500" svg:viewBox="0 0 701 25620">
          <text:p/>
        </draw:connector>
        <draw:connector draw:style-name="gr9" draw:text-style-name="P1" draw:layer="layout" draw:type="lines" svg:x1="38.05cm" svg:y1="10.6cm" svg:x2="38.2cm" svg:y2="30.6cm" draw:start-shape="id39" draw:start-glue-point="6" draw:end-shape="id38" draw:end-glue-point="4" svg:d="M38050 10600v502l150 18997v501" svg:viewBox="0 0 151 20001">
          <text:p/>
        </draw:connector>
        <draw:custom-shape draw:style-name="gr10" draw:layer="layout" svg:width="1.3cm" svg:height="1.3cm" svg:x="2cm" svg:y="10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draw:layer="layout" svg:width="1.731cm" svg:height="1.731cm" svg:x="31.9cm" svg:y="46.9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0" draw:id="id40" draw:layer="layout" svg:width="1.731cm" svg:height="1.731cm" svg:x="41.369cm" svg:y="22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1" draw:id="id41" draw:layer="layout" svg:width="1.731cm" svg:height="1.731cm" svg:x="41.369cm" svg:y="19.7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2" draw:id="id42" draw:layer="layout" svg:width="1.731cm" svg:height="1.731cm" svg:x="41.3cm" svg:y="17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17cm" svg:y1="11.2cm" svg:x2="41.369cm" svg:y2="23.065cm" draw:start-shape="id1" draw:start-glue-point="8" draw:end-shape="id40" draw:end-glue-point="5" svg:d="M17000 11200v502l23867 11363h502" svg:viewBox="0 0 24370 11866">
          <text:p/>
        </draw:connector>
        <draw:connector draw:style-name="gr6" draw:text-style-name="P1" draw:layer="layout" draw:type="lines" svg:x1="23.7cm" svg:y1="11.2cm" svg:x2="41.369cm" svg:y2="23.065cm" draw:start-shape="id3" draw:start-glue-point="8" draw:end-shape="id40" draw:end-glue-point="5" svg:d="M23700 11200v502l17167 11363h502" svg:viewBox="0 0 17670 11866">
          <text:p/>
        </draw:connector>
        <draw:connector draw:style-name="gr6" draw:text-style-name="P1" draw:layer="layout" draw:type="lines" svg:x1="17cm" svg:y1="11.2cm" svg:x2="41.369cm" svg:y2="20.634cm" draw:start-shape="id1" draw:start-glue-point="8" draw:end-shape="id41" draw:end-glue-point="5" svg:d="M17000 11200v502l23867 8932h502" svg:viewBox="0 0 24370 9435">
          <text:p/>
        </draw:connector>
        <draw:connector draw:style-name="gr6" draw:text-style-name="P1" draw:layer="layout" draw:type="lines" svg:x1="29.5cm" svg:y1="11.4cm" svg:x2="41.369cm" svg:y2="20.634cm" draw:start-shape="id6" draw:start-glue-point="8" draw:end-shape="id41" draw:end-glue-point="5" svg:d="M29500 11400v502l11367 8732h502" svg:viewBox="0 0 11870 9235">
          <text:p/>
        </draw:connector>
        <draw:connector draw:style-name="gr6" draw:text-style-name="P1" draw:layer="layout" draw:type="lines" svg:x1="23.7cm" svg:y1="11.2cm" svg:x2="41.3cm" svg:y2="17.965cm" draw:start-shape="id3" draw:start-glue-point="8" draw:end-shape="id42" draw:end-glue-point="5" svg:d="M23700 11200v502l17098 6263h502" svg:viewBox="0 0 17601 6766">
          <text:p/>
        </draw:connector>
        <draw:connector draw:style-name="gr6" draw:text-style-name="P1" draw:layer="layout" draw:type="lines" svg:x1="29.5cm" svg:y1="11.4cm" svg:x2="41.3cm" svg:y2="17.965cm" draw:start-shape="id6" draw:start-glue-point="8" draw:end-shape="id42" draw:end-glue-point="5" svg:d="M29500 11400v502l11298 6063h502" svg:viewBox="0 0 11801 6566">
          <text:p/>
        </draw:connector>
        <draw:custom-shape draw:style-name="gr10" xml:id="id43" draw:id="id43" draw:layer="layout" svg:width="1.3cm" svg:height="1.3cm" svg:x="44.7cm" svg:y="16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6" draw:text-style-name="P1" draw:layer="layout" draw:type="lines" svg:x1="43.1cm" svg:y1="23.065cm" svg:x2="44.7cm" svg:y2="16.95cm" draw:start-shape="id40" draw:start-glue-point="7" draw:end-shape="id43" draw:end-glue-point="3" svg:d="M43100 23065h501l598-6115h501" svg:viewBox="0 0 1601 6116">
          <text:p/>
        </draw:connector>
        <draw:connector draw:style-name="gr6" draw:text-style-name="P1" draw:layer="layout" draw:type="lines" svg:x1="43.1cm" svg:y1="20.634cm" svg:x2="44.7cm" svg:y2="16.95cm" draw:start-shape="id41" draw:start-glue-point="7" draw:end-shape="id43" draw:end-glue-point="3" svg:d="M43100 20634h501l598-3684h501" svg:viewBox="0 0 1601 3685">
          <text:p/>
        </draw:connector>
        <draw:connector draw:style-name="gr6" draw:text-style-name="P1" draw:layer="layout" draw:type="lines" svg:x1="43.031cm" svg:y1="17.965cm" svg:x2="44.7cm" svg:y2="16.95cm" draw:start-shape="id42" draw:start-glue-point="7" draw:end-shape="id43" draw:end-glue-point="3" svg:d="M43031 17965h501l667-1015h501" svg:viewBox="0 0 1670 1016">
          <text:p/>
        </draw:connector>
        <draw:connector draw:style-name="gr9" draw:text-style-name="P1" draw:layer="layout" draw:type="lines" svg:x1="45.35cm" svg:y1="10.5cm" svg:x2="45.35cm" svg:y2="16.3cm" draw:start-shape="id44" draw:start-glue-point="6" draw:end-shape="id43" draw:end-glue-point="0" svg:d="M45350 10500v502 4797 501" svg:viewBox="0 0 1 5801">
          <text:p/>
        </draw:connector>
        <draw:custom-shape draw:style-name="gr5" draw:text-style-name="P1" xml:id="id46" draw:id="id46" draw:layer="layout" svg:width="3.3cm" svg:height="1.9cm" svg:x="47.2cm" svg:y="14.7cm">
          <text:p text:style-name="P1">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48.85cm" svg:y1="7.4cm" svg:x2="48.85cm" svg:y2="14.7cm" draw:start-shape="id45" draw:start-glue-point="6" draw:end-shape="id46" draw:end-glue-point="0" svg:d="M48850 7400v502 6297 501" svg:viewBox="0 0 1 7301">
          <text:p/>
        </draw:connector>
        <draw:connector draw:style-name="gr8" draw:text-style-name="P1" draw:layer="layout" draw:type="lines" draw:line-skew="0cm 4.068cm" svg:x1="48.85cm" svg:y1="16.6cm" svg:x2="43.031cm" svg:y2="17.965cm" draw:start-shape="id46" draw:start-glue-point="2" draw:end-shape="id42" draw:end-glue-point="7" svg:d="M48850 16600v502l-1250 863h-4569" svg:viewBox="0 0 5820 1366">
          <text:p/>
        </draw:connector>
        <draw:connector draw:style-name="gr8" draw:text-style-name="P1" draw:layer="layout" draw:type="lines" draw:line-skew="0cm 3.999cm" svg:x1="48.85cm" svg:y1="16.6cm" svg:x2="43.1cm" svg:y2="20.634cm" draw:start-shape="id46" draw:start-glue-point="2" draw:end-shape="id41" draw:end-glue-point="7" svg:d="M48850 16600v502l-1250 3532h-4500" svg:viewBox="0 0 5751 4035">
          <text:p/>
        </draw:connector>
        <draw:connector draw:style-name="gr8" draw:text-style-name="P1" draw:layer="layout" draw:type="lines" draw:line-skew="0cm 4.299cm" svg:x1="48.85cm" svg:y1="16.6cm" svg:x2="43.1cm" svg:y2="23.065cm" draw:start-shape="id46" draw:start-glue-point="2" draw:end-shape="id40" draw:end-glue-point="7" svg:d="M48850 16600v502l-950 5963h-4800" svg:viewBox="0 0 5751 6466">
          <text:p/>
        </draw:connector>
        <draw:connector draw:style-name="gr8" draw:text-style-name="P1" draw:layer="layout" draw:type="lines" svg:x1="47.2cm" svg:y1="15.65cm" svg:x2="43.031cm" svg:y2="15.634cm" draw:start-shape="id46" draw:start-glue-point="3" draw:end-shape="id36" draw:end-glue-point="7" svg:d="M47200 15650h-501l-3167-16h-501" svg:viewBox="0 0 4170 17">
          <text:p/>
        </draw:connector>
        <draw:custom-shape draw:style-name="gr4" draw:text-style-name="P1" xml:id="id49" draw:id="id49" draw:layer="layout" svg:width="1.731cm" svg:height="1.731cm" svg:x="41.4cm" svg:y="28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7" draw:id="id47" draw:layer="layout" svg:width="1.731cm" svg:height="1.731cm" svg:x="43.969cm" svg:y="26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8" draw:id="id48" draw:layer="layout" svg:width="1.731cm" svg:height="1.731cm" svg:x="46.6cm" svg:y="24.1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draw:line-skew="4.598cm -1.998cm" svg:x1="19.6cm" svg:y1="6.8cm" svg:x2="43.969cm" svg:y2="27.365cm" draw:start-shape="id9" draw:start-glue-point="8" draw:end-shape="id47" draw:end-glue-point="5" svg:d="M19600 6800v5100l21869 15465h2500" svg:viewBox="0 0 24370 20566">
          <text:p/>
        </draw:connector>
        <draw:connector draw:style-name="gr6" draw:text-style-name="P1" draw:layer="layout" draw:type="lines" draw:line-skew="5.498cm -4.167cm" svg:x1="26.5cm" svg:y1="6.3cm" svg:x2="46.6cm" svg:y2="25.034cm" draw:start-shape="id7" draw:start-glue-point="8" draw:end-shape="id48" draw:end-glue-point="5" svg:d="M26500 6300v6000l15431 12734h4669" svg:viewBox="0 0 20101 18735">
          <text:p/>
        </draw:connector>
        <draw:connector draw:style-name="gr6" draw:text-style-name="P1" draw:layer="layout" draw:type="lines" draw:line-skew="5.098cm -4.067cm" svg:x1="32.9cm" svg:y1="6.2cm" svg:x2="46.6cm" svg:y2="25.034cm" draw:start-shape="id4" draw:start-glue-point="8" draw:end-shape="id48" draw:end-glue-point="5" svg:d="M32900 6200v5600l9131 13234h4569" svg:viewBox="0 0 13701 18835">
          <text:p/>
        </draw:connector>
        <draw:connector draw:style-name="gr6" draw:text-style-name="P1" draw:layer="layout" draw:type="lines" draw:line-skew="0cm -1.898cm" svg:x1="29.5cm" svg:y1="11.4cm" svg:x2="43.969cm" svg:y2="27.365cm" draw:start-shape="id6" draw:start-glue-point="8" draw:end-shape="id47" draw:end-glue-point="5" svg:d="M29500 11400v502l12069 15463h2400" svg:viewBox="0 0 14470 15966">
          <text:p/>
        </draw:connector>
        <draw:connector draw:style-name="gr6" draw:text-style-name="P1" draw:layer="layout" draw:type="lines" draw:line-skew="0cm -0.767cm" svg:x1="23.7cm" svg:y1="11.2cm" svg:x2="41.4cm" svg:y2="29.465cm" draw:start-shape="id3" draw:start-glue-point="8" draw:end-shape="id49" draw:end-glue-point="5" svg:d="M23700 11200v502l16431 17763h1269" svg:viewBox="0 0 17701 18266">
          <text:p/>
        </draw:connector>
        <draw:connector draw:style-name="gr6" draw:text-style-name="P1" draw:layer="layout" draw:type="lines" draw:line-skew="0cm -0.767cm" svg:x1="17cm" svg:y1="11.2cm" svg:x2="41.4cm" svg:y2="29.465cm" draw:start-shape="id1" draw:start-glue-point="8" draw:end-shape="id49" draw:end-glue-point="5" svg:d="M17000 11200v502l23131 17763h1269" svg:viewBox="0 0 24401 18266">
          <text:p/>
        </draw:connector>
        <draw:connector draw:style-name="gr9" draw:text-style-name="P1" draw:layer="layout" draw:type="lines" draw:line-skew="0cm -1.467cm" svg:x1="42.165cm" svg:y1="18.831cm" svg:x2="47.465cm" svg:y2="24.169cm" draw:start-shape="id42" draw:start-glue-point="6" draw:end-shape="id48" draw:end-glue-point="4" svg:d="M42165 18831v501l5300 2868v1969" svg:viewBox="0 0 5301 5339">
          <text:p/>
        </draw:connector>
        <draw:connector draw:style-name="gr9" draw:text-style-name="P1" draw:layer="layout" draw:type="lines" draw:line-skew="0cm -3.198cm" svg:x1="42.234cm" svg:y1="21.5cm" svg:x2="44.834cm" svg:y2="26.5cm" draw:start-shape="id41" draw:start-glue-point="6" draw:end-shape="id47" draw:end-glue-point="4" svg:d="M42234 21500v501l2600 799v3700" svg:viewBox="0 0 2601 5001">
          <text:p/>
        </draw:connector>
        <draw:connector draw:style-name="gr9" draw:text-style-name="P1" draw:layer="layout" draw:type="lines" svg:x1="42.234cm" svg:y1="23.931cm" svg:x2="42.265cm" svg:y2="28.6cm" draw:start-shape="id40" draw:start-glue-point="6" draw:end-shape="id49" draw:end-glue-point="4" svg:d="M42234 23931v501l31 3666v502" svg:viewBox="0 0 32 4670">
          <text:p/>
        </draw:connector>
        <draw:custom-shape draw:style-name="gr4" draw:text-style-name="P1" xml:id="id50" draw:id="id50" draw:layer="layout" svg:width="1.731cm" svg:height="1.731cm" svg:x="41.3cm" svg:y="17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6" draw:id="id36" draw:layer="layout" svg:width="1.731cm" svg:height="1.731cm" svg:x="41.3cm" svg:y="14.76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17cm" svg:y1="11.2cm" svg:x2="41.3cm" svg:y2="15.634cm" draw:start-shape="id1" draw:start-glue-point="8" draw:end-shape="id36" draw:end-glue-point="5" svg:d="M17000 11200v502l23798 3932h502" svg:viewBox="0 0 24301 4435">
          <text:p/>
        </draw:connector>
        <draw:connector draw:style-name="gr6" draw:text-style-name="P1" draw:layer="layout" draw:type="lines" svg:x1="23.7cm" svg:y1="11.2cm" svg:x2="41.3cm" svg:y2="15.634cm" draw:start-shape="id3" draw:start-glue-point="8" draw:end-shape="id36" draw:end-glue-point="5" svg:d="M23700 11200v502l17098 3932h502" svg:viewBox="0 0 17601 4435">
          <text:p/>
        </draw:connector>
        <draw:connector draw:style-name="gr6" draw:text-style-name="P1" draw:layer="layout" draw:type="lines" svg:x1="29.5cm" svg:y1="11.4cm" svg:x2="41.3cm" svg:y2="15.634cm" draw:start-shape="id6" draw:start-glue-point="8" draw:end-shape="id36" draw:end-glue-point="5" svg:d="M29500 11400v502l11298 3732h502" svg:viewBox="0 0 11801 4235">
          <text:p/>
        </draw:connector>
        <draw:custom-shape draw:style-name="gr5" draw:text-style-name="P1" draw:layer="layout" svg:width="4cm" svg:height="4cm" svg:x="52.3cm" svg:y="3.5cm">
          <text:p text:style-name="P1">бісектриса</text:p>
          <text:p text:style-name="P1">довжина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4cm" svg:height="4cm" svg:x="62.8cm" svg:y="3.6cm">
          <text:p text:style-name="P1">бісектриса</text:p>
          <text:p text:style-name="P1">градус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4cm" svg:height="4cm" svg:x="78.3cm" svg:y="3.9cm">
          <text:p text:style-name="P1">Медіана</text:p>
          <text:p text:style-name="P1">довжина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4cm" svg:height="4cm" svg:x="73.2cm" svg:y="3.9cm">
          <text:p text:style-name="P1">висота</text:p>
          <text:p text:style-name="P1">довжина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4cm" svg:height="4cm" svg:x="57.67cm" svg:y="3.488cm">
          <text:p text:style-name="P1">бісектриса</text:p>
          <text:p text:style-name="P1">кут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4cm" svg:height="4cm" svg:x="68cm" svg:y="3.7cm">
          <text:p text:style-name="P1">висота</text:p>
          <text:p text:style-name="P1">кут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52" draw:id="id52" draw:layer="layout" svg:width="4cm" svg:height="4cm" svg:x="83.4cm" svg:y="3.9cm">
          <text:p text:style-name="P1">Медіана</text:p>
          <text:p text:style-name="P1">кут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xml:id="id51" draw:id="id51" draw:layer="layout" svg:width="1.731cm" svg:height="1.731cm" svg:x="51.9cm" svg:y="18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43.031cm" svg:y1="17.965cm" svg:x2="51.9cm" svg:y2="19.465cm" draw:start-shape="id50" draw:start-glue-point="7" draw:end-shape="id51" draw:end-glue-point="5" svg:d="M43031 17965h501l7866 1500h502" svg:viewBox="0 0 8870 1501">
          <text:p/>
        </draw:connector>
        <draw:custom-shape draw:style-name="gr5" draw:text-style-name="P1" xml:id="id53" draw:id="id53" draw:layer="layout" svg:width="4cm" svg:height="2.4cm" svg:x="76.2cm" svg:y="14.9cm">
          <text:p text:style-name="P1">= кут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s" svg:x1="85.4cm" svg:y1="7.9cm" svg:x2="80.2cm" svg:y2="16.1cm" draw:start-shape="id52" draw:start-glue-point="8" draw:end-shape="id53" draw:end-glue-point="7" svg:d="M85400 7900v502l-4698 7698h-502" svg:viewBox="0 0 5201 8201">
          <text:p/>
        </draw:connector>
        <draw:connector draw:style-name="gr6" draw:text-style-name="P1" draw:layer="layout" draw:type="lines" svg:x1="76.2cm" svg:y1="16.1cm" svg:x2="53.631cm" svg:y2="19.465cm" draw:start-shape="id53" draw:start-glue-point="5" draw:end-shape="id51" draw:end-glue-point="1" svg:d="M76200 16100h-501l-21567 3365h-501" svg:viewBox="0 0 22570 3366">
          <text:p/>
        </draw:connector>
        <draw:custom-shape draw:style-name="gr4" draw:text-style-name="P1" xml:id="id55" draw:id="id55" draw:layer="layout" svg:width="1.731cm" svg:height="1.731cm" svg:x="51.9cm" svg:y="21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4" draw:id="id54" draw:layer="layout" svg:width="4cm" svg:height="2.4cm" svg:x="76.2cm" svg:y="17.9cm">
          <text:p text:style-name="P1">= кут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s" svg:x1="76.2cm" svg:y1="19.1cm" svg:x2="53.631cm" svg:y2="22.465cm" draw:start-shape="id54" draw:start-glue-point="5" draw:end-shape="id55" draw:end-glue-point="1" svg:d="M76200 19100h-501l-21567 3365h-501" svg:viewBox="0 0 22570 3366">
          <text:p/>
        </draw:connector>
        <draw:custom-shape draw:style-name="gr4" draw:text-style-name="P1" xml:id="id57" draw:id="id57" draw:layer="layout" svg:width="1.731cm" svg:height="1.731cm" svg:x="51.9cm" svg:y="24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6" draw:id="id56" draw:layer="layout" svg:width="4cm" svg:height="2.4cm" svg:x="76.2cm" svg:y="20.901cm">
          <text:p text:style-name="P1">= кут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s" svg:x1="76.2cm" svg:y1="22.101cm" svg:x2="53.631cm" svg:y2="25.466cm" draw:start-shape="id56" draw:start-glue-point="5" draw:end-shape="id57" draw:end-glue-point="1" svg:d="M76200 22101h-501l-21567 3365h-501" svg:viewBox="0 0 22570 3366">
          <text:p/>
        </draw:connector>
        <draw:connector draw:style-name="gr6" draw:text-style-name="P1" draw:layer="layout" draw:type="lines" svg:x1="85.4cm" svg:y1="7.9cm" svg:x2="80.2cm" svg:y2="19.1cm" draw:start-shape="id52" draw:start-glue-point="8" draw:end-shape="id54" draw:end-glue-point="7" svg:d="M85400 7900v502l-4698 10698h-502" svg:viewBox="0 0 5201 11201">
          <text:p/>
        </draw:connector>
        <draw:connector draw:style-name="gr6" draw:text-style-name="P1" draw:layer="layout" draw:type="lines" svg:x1="85.4cm" svg:y1="7.9cm" svg:x2="80.2cm" svg:y2="22.101cm" draw:start-shape="id52" draw:start-glue-point="8" draw:end-shape="id56" draw:end-glue-point="7" svg:d="M85400 7900v502l-4698 13699h-502" svg:viewBox="0 0 5201 14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0.4cm" fo:page-height="2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10:17:00.001701572</meta:creation-date>
    <dc:date>2015-03-24T13:48:27.408969093</dc:date>
    <meta:editing-duration>PT58M10S</meta:editing-duration>
    <meta:editing-cycles>4</meta:editing-cycles>
    <meta:generator>LibreOffice/4.2.6.3$Linux_X86_64 LibreOffice_project/420m0$Build-3</meta:generator>
    <meta:document-statistic meta:object-count="185"/>
  </office:meta>
</office:document-meta>
</file>